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V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float" office:value="0.65">
            <text:p>0,65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67">
            <text:p>0,67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0.69">
            <text:p>0,69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0.91">
            <text:p>0,91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1.33">
            <text:p>1,33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1.56">
            <text:p>1,56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64">
            <text:p>1,64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2.19">
            <text:p>2,19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2.29">
            <text:p>2,29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2.34">
            <text:p>2,34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2.36">
            <text:p>2,36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2.58">
            <text:p>2,58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2.7">
            <text:p>2,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9">19.02.2022</text:date>, <text:time>14:34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9T14:30:57.41</meta:creation-date>
    <dc:date>2022-02-19T14:34:19.65</dc:date>
    <meta:editing-duration>PT3M22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